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svg:stroke-width="0.07cm" svg:stroke-color="#0000ff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7cm" draw:marker-start-width="0.305cm" draw:marker-end="Стили_20_стрелок_20_1" draw:marker-end-width="0.405cm" draw:textarea-horizontal-align="center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width="0cm" draw:marker-start-width="0.2cm" draw:marker-end="Стили_20_стрелок_20_1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stroke="none" svg:stroke-color="#000000" draw:fill="none" draw:fill-color="#ffffff" fo:min-height="0.375cm"/>
    </style:style>
    <style:style style:name="gr9" style:family="graphic" style:parent-style-name="standard">
      <style:graphic-properties draw:stroke="none" svg:stroke-color="#000000" draw:fill="none" draw:fill-color="#ffffff" fo:min-height="0.825cm"/>
    </style:style>
    <style:style style:name="gr10" style:family="graphic" style:parent-style-name="standard">
      <style:graphic-properties draw:marker-end="Стили_20_стрелок_20_1" draw:marker-end-width="0.3cm" draw:fill="solid" draw:fill-color="#cccc00" draw:textarea-horizontal-align="center" draw:textarea-vertical-align="middle"/>
    </style:style>
    <style:style style:name="gr11" style:family="graphic" style:parent-style-name="standard">
      <style:graphic-properties svg:stroke-width="0.15cm" svg:stroke-color="#808080" draw:marker-start-width="0.425cm" draw:marker-end-width="0.425cm" draw:fill="solid" draw:fill-color="#004586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standard">
      <style:graphic-properties svg:stroke-width="0.15cm" svg:stroke-color="#808080" draw:marker-start-width="0.425cm" draw:marker-end-width="0.425cm" draw:fill="solid" draw:fill-color="#b84747" draw:textarea-horizontal-align="justify" draw:textarea-vertical-align="middle" draw:auto-grow-height="false" fo:padding-top="0.2cm" fo:padding-bottom="0.2cm" fo:padding-left="0.325cm" fo:padding-right="0.325cm"/>
    </style:style>
    <style:style style:name="gr13" style:family="graphic" style:parent-style-name="standard">
      <style:graphic-properties svg:stroke-width="0.07cm" svg:stroke-color="#0000ff" draw:marker-start-width="0.305cm" draw:marker-end="Стили_20_стрелок_20_1" draw:marker-end-width="0.405cm" draw:textarea-horizontal-align="center" draw:textarea-vertical-align="middle" fo:padding-top="0.16cm" fo:padding-bottom="0.16cm" fo:padding-left="0.285cm" fo:padding-right="0.285cm"/>
    </style:style>
    <style:style style:name="gr14" style:family="graphic" style:parent-style-name="standard">
      <style:graphic-properties svg:stroke-width="0.15cm" svg:stroke-color="#808080" draw:marker-start-width="0.425cm" draw:marker-end-width="0.425cm" draw:fill="solid" draw:fill-color="#00ae00" draw:textarea-horizontal-align="justify" draw:textarea-vertical-align="middle" draw:auto-grow-height="false" fo:padding-top="0.2cm" fo:padding-bottom="0.2cm" fo:padding-left="0.325cm" fo:padding-right="0.325cm"/>
    </style:style>
    <style:style style:name="gr15" style:family="graphic" style:parent-style-name="standard">
      <style:graphic-properties svg:stroke-width="0.15cm" svg:stroke-color="#808080" draw:marker-start-width="0.425cm" draw:marker-end-width="0.425cm" draw:fill="solid" draw:fill-color="#ff950e" draw:textarea-horizontal-align="justify" draw:textarea-vertical-align="middle" draw:auto-grow-height="false" fo:padding-top="0.2cm" fo:padding-bottom="0.2cm" fo:padding-left="0.325cm" fo:padding-right="0.325cm"/>
    </style:style>
    <style:style style:name="gr16" style:family="graphic" style:parent-style-name="standard">
      <style:graphic-properties svg:stroke-width="0.08cm" svg:stroke-color="#808080" draw:marker-start-width="0.32cm" draw:marker-end-width="0.32cm" draw:fill="solid" draw:fill-color="#94476b" draw:textarea-horizontal-align="justify" draw:textarea-vertical-align="middle" draw:auto-grow-height="false" fo:padding-top="0.165cm" fo:padding-bottom="0.165cm" fo:padding-left="0.29cm" fo:padding-right="0.29cm"/>
    </style:style>
    <style:style style:name="gr17" style:family="graphic" style:parent-style-name="standard">
      <style:graphic-properties svg:stroke-width="0.08cm" svg:stroke-color="#808080" draw:marker-start-width="0.32cm" draw:marker-end-width="0.32cm" draw:fill="solid" draw:fill-color="#944794" draw:textarea-horizontal-align="justify" draw:textarea-vertical-align="middle" draw:auto-grow-height="fals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4" draw:layer="layout" svg:width="3.275cm" svg:height="1.377cm" svg:x="1.975cm" svg:y="2.581cm">
          <draw:text-box>
            <text:p text:style-name="P1"><text:span text:style-name="T1">Исходная </text:span></text:p>
            <text:p text:style-name="P1"><text:span text:style-name="T1">речь</text:span></text:p>
          </draw:text-box>
        </draw:frame>
        <draw:custom-shape draw:style-name="gr2" draw:text-style-name="P1" draw:id="id7" draw:layer="layout" svg:width="0.8cm" svg:height="0.8cm" svg:x="18.8cm" svg:y="11.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2cm" svg:y1="5.6cm" svg:x2="6.6cm" svg:y2="5.6cm" draw:start-shape="id1" draw:start-glue-point="1" draw:end-shape="id2" svg:d="m5200 5600h1400">
          <text:p/>
        </draw:connector>
        <draw:connector draw:style-name="gr3" draw:text-style-name="P1" draw:layer="layout" svg:x1="9.8cm" svg:y1="5.6cm" svg:x2="10.825cm" svg:y2="5.6cm" draw:start-shape="id2" draw:start-glue-point="1" draw:end-shape="id3" draw:end-glue-point="3" svg:d="m9800 5600h1025">
          <text:p/>
        </draw:connector>
        <draw:connector draw:style-name="gr3" draw:text-style-name="P1" draw:layer="layout" draw:line-skew="-1.825cm" svg:x1="5.2cm" svg:y1="5.6cm" svg:x2="10.1cm" svg:y2="8.8cm" draw:start-shape="id1" draw:start-glue-point="1" draw:end-shape="id4" draw:end-glue-point="3" svg:d="m5200 5600h625v3200h4275">
          <text:p/>
        </draw:connector>
        <draw:connector draw:style-name="gr3" draw:text-style-name="P1" draw:layer="layout" draw:line-skew="0.32cm" svg:x1="3.025cm" svg:y1="7.7cm" svg:x2="8.2cm" svg:y2="6.6cm" draw:start-shape="id5" draw:start-glue-point="0" svg:d="m3025 7700v-500h5175v-600">
          <text:p/>
        </draw:connector>
        <draw:connector draw:style-name="gr3" draw:text-style-name="P1" draw:layer="layout" draw:line-skew="0.041cm" svg:x1="3.025cm" svg:y1="7.7cm" svg:x2="12.012cm" svg:y2="7.8cm" draw:start-shape="id5" draw:end-shape="id4" draw:end-glue-point="0" svg:d="m3025 7700v-500h8987v600">
          <text:p/>
        </draw:connector>
        <draw:connector draw:style-name="gr3" draw:text-style-name="P1" draw:layer="layout" draw:line-skew="0.084cm" svg:x1="5.2cm" svg:y1="5.6cm" svg:x2="4.8cm" svg:y2="8.8cm" draw:start-shape="id1" draw:start-glue-point="1" draw:end-shape="id5" svg:d="m5200 5600h625v3200h-1025">
          <text:p/>
        </draw:connector>
        <draw:custom-shape draw:style-name="gr4" draw:text-style-name="P1" draw:id="id8" draw:layer="layout" svg:width="0.8cm" svg:height="0.8cm" svg:x="6.625cm" svg:y="14.4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0cm -0.863cm" svg:x1="13.925cm" svg:y1="8.8cm" svg:x2="4.6cm" svg:y2="12.075cm" draw:start-shape="id4" draw:start-glue-point="1" draw:end-shape="id6" draw:end-glue-point="0" svg:d="m13925 8800h540v1275h-9865v2000">
          <text:p/>
        </draw:connector>
        <draw:connector draw:style-name="gr3" draw:text-style-name="P1" draw:layer="layout" svg:x1="13.925cm" svg:y1="8.8cm" svg:x2="19.2cm" svg:y2="11.2cm" draw:start-shape="id4" draw:start-glue-point="1" draw:end-shape="id7" draw:end-glue-point="4" svg:d="m13925 8800h5275v2400">
          <text:p/>
        </draw:connector>
        <draw:connector draw:style-name="gr3" draw:text-style-name="P1" draw:layer="layout" svg:x1="4.6cm" svg:y1="14.075cm" svg:x2="6.625cm" svg:y2="14.8cm" draw:start-shape="id6" draw:start-glue-point="2" draw:end-shape="id8" draw:end-glue-point="6" svg:d="m4600 14075v725h2025">
          <text:p/>
        </draw:connector>
        <draw:connector draw:style-name="gr5" draw:text-style-name="P1" draw:layer="layout" svg:x1="8.6cm" svg:y1="14.8cm" svg:x2="7.425cm" svg:y2="14.8cm" draw:start-shape="id9" draw:start-glue-point="3" draw:end-shape="id8" draw:end-glue-point="10" svg:d="m8600 14800h-1175">
          <text:p/>
        </draw:connector>
        <draw:connector draw:style-name="gr5" draw:text-style-name="P1" draw:layer="layout" svg:x1="17.75cm" svg:y1="11.6cm" svg:x2="18.8cm" svg:y2="11.6cm" draw:start-shape="id10" draw:start-glue-point="1" draw:end-shape="id7" draw:end-glue-point="6" svg:d="m17750 11600h1050">
          <text:p/>
        </draw:connector>
        <draw:connector draw:style-name="gr6" draw:text-style-name="P1" draw:layer="layout" svg:x1="17.75cm" svg:y1="11.6cm" svg:x2="6.375cm" svg:y2="13.075cm" draw:start-shape="id10" draw:start-glue-point="1" draw:end-shape="id6" draw:end-glue-point="1" svg:d="m17750 11600h575v1777h-8868v-302h-3082">
          <text:p/>
        </draw:connector>
        <draw:connector draw:style-name="gr3" draw:text-style-name="P1" draw:layer="layout" draw:line-skew="-1.86cm" svg:x1="3.025cm" svg:y1="9.9cm" svg:x2="1.777cm" svg:y2="15.392cm" draw:start-shape="id5" svg:d="m3025 9900v1157h-1248v4335">
          <text:p/>
        </draw:connector>
        <draw:frame draw:style-name="gr7" draw:text-style-name="P2" draw:layer="layout" svg:width="4.35cm" svg:height="1.94cm" svg:x="0.6cm" svg:y="15.7cm">
          <draw:text-box>
            <text:p text:style-name="P1"><text:span text:style-name="T1">Коэффициенты линейного предсказания</text:span></text:p>
          </draw:text-box>
        </draw:frame>
        <draw:frame draw:style-name="gr8" draw:text-style-name="P3" draw:id="id11" draw:layer="layout" svg:width="2.875cm" svg:height="0.814cm" svg:x="5.325cm" svg:y="15.625cm">
          <draw:text-box>
            <text:p><text:span text:style-name="T1">Усиление</text:span></text:p>
          </draw:text-box>
        </draw:frame>
        <draw:connector draw:style-name="gr3" draw:text-style-name="P1" draw:layer="layout" svg:x1="4.6cm" svg:y1="14.075cm" svg:x2="5.325cm" svg:y2="16.032cm" draw:start-shape="id6" draw:start-glue-point="2" draw:end-shape="id11" draw:end-glue-point="3" svg:d="m4600 14075v1957h725">
          <text:p/>
        </draw:connector>
        <draw:frame draw:style-name="gr9" draw:text-style-name="P2" draw:id="id13" draw:layer="layout" svg:width="3.975cm" svg:height="1.94cm" svg:x="10.825cm" svg:y="16.275cm">
          <draw:text-box>
            <text:p text:style-name="P1"><text:span text:style-name="T1">Индекс сигнала</text:span></text:p>
            <text:p text:style-name="P1"><text:span text:style-name="T1">возбуждения</text:span></text:p>
          </draw:text-box>
        </draw:frame>
        <draw:connector draw:style-name="gr3" draw:text-style-name="P1" draw:layer="layout" svg:x1="13.725cm" svg:y1="14.8cm" svg:x2="12.812cm" svg:y2="16.275cm" draw:start-shape="id12" draw:start-glue-point="3" draw:end-shape="id13" draw:end-glue-point="0" svg:d="m13725 14800h-913v1475">
          <text:p/>
        </draw:connector>
        <draw:frame draw:style-name="gr9" draw:text-style-name="P2" draw:layer="layout" svg:width="3.925cm" svg:height="1.94cm" svg:x="15.4cm" svg:y="4.6cm">
          <draw:text-box>
            <text:p text:style-name="P1"><text:span text:style-name="T1">Параметры </text:span></text:p>
            <text:p text:style-name="P1"><text:span text:style-name="T1">долгосрочного</text:span></text:p>
            <text:p text:style-name="P1"><text:span text:style-name="T1">предсказания</text:span></text:p>
          </draw:text-box>
        </draw:frame>
        <draw:connector draw:style-name="gr3" draw:text-style-name="P1" draw:layer="layout" svg:x1="14.65cm" svg:y1="5.6cm" svg:x2="15.323cm" svg:y2="5.589cm" draw:start-shape="id3" svg:d="m14650 5600h607v-11h66">
          <text:p/>
        </draw:connector>
        <draw:frame draw:style-name="gr9" draw:text-style-name="P4" draw:layer="layout" svg:width="0.85cm" svg:height="1.075cm" svg:x="18.321cm" svg:y="10.767cm">
          <draw:text-box>
            <text:p><text:span text:style-name="T2">-</text:span></text:p>
          </draw:text-box>
        </draw:frame>
        <draw:connector draw:style-name="gr10" draw:text-style-name="P1" draw:layer="layout" svg:x1="3.612cm" svg:y1="3.958cm" svg:x2="3.6cm" svg:y2="4.6cm" draw:start-shape="id14" draw:start-glue-point="2" svg:d="m3612 3958v572h-12v70">
          <text:p/>
        </draw:connector>
        <draw:custom-shape draw:style-name="gr11" draw:text-style-name="P5" draw:id="id10" draw:layer="layout" svg:width="5.175cm" svg:height="2.4cm" svg:x="12.575cm" svg:y="10.4cm">
          <text:p text:style-name="P1"><text:span text:style-name="T3">Модифицированный</text:span></text:p>
          <text:p text:style-name="P1"><text:span text:style-name="T3">формантный</text:span></text:p>
          <text:p text:style-name="P1"><text:span text:style-name="T3">синтезирующий</text:span></text:p>
          <text:p text:style-name="P1"><text:span text:style-name="T3">фильт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id="id9" draw:layer="layout" svg:width="3.6cm" svg:height="2cm" svg:x="8.6cm" svg:y="13.8cm">
          <text:p text:style-name="P1"><text:span text:style-name="T3">Кодовая </text:span></text:p>
          <text:p text:style-name="P1"><text:span text:style-name="T3">книга </text:span></text:p>
          <text:p text:style-name="P1"><text:span text:style-name="T3">возбужд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3.725cm" svg:y1="14.8cm" svg:x2="12.2cm" svg:y2="14.8cm" draw:start-shape="id12" draw:end-shape="id9" draw:end-glue-point="1" svg:d="m13725 14800h-1525">
          <text:p/>
        </draw:connector>
        <draw:custom-shape draw:style-name="gr14" draw:text-style-name="P5" draw:id="id12" draw:layer="layout" svg:width="3.775cm" svg:height="2cm" svg:x="13.725cm" svg:y="13.8cm">
          <text:p text:style-name="P1"><text:span text:style-name="T3">Минимизация</text:span></text:p>
          <text:p text:style-name="P1"><text:span text:style-name="T3">ошиб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9.2cm" svg:y1="12cm" svg:x2="17.5cm" svg:y2="14.8cm" draw:start-shape="id7" draw:start-glue-point="8" draw:end-shape="id12" draw:end-glue-point="1" svg:d="m19200 12000v2800h-1700">
          <text:p/>
        </draw:connector>
        <draw:connector draw:style-name="gr5" draw:text-style-name="P1" draw:layer="layout" svg:x1="11.575cm" svg:y1="11.625cm" svg:x2="12.575cm" svg:y2="11.6cm" draw:start-shape="id15" draw:start-glue-point="1" draw:end-shape="id10" draw:end-glue-point="3" svg:d="m11575 11625h500v-25h500">
          <text:p/>
        </draw:connector>
        <draw:custom-shape draw:style-name="gr15" draw:text-style-name="P5" draw:id="id15" draw:layer="layout" svg:width="3.925cm" svg:height="2cm" svg:x="7.65cm" svg:y="10.625cm">
          <text:p text:style-name="P1"><text:span text:style-name="T3">Фильтр </text:span></text:p>
          <text:p text:style-name="P1"><text:span text:style-name="T3">cинтезирующий</text:span></text:p>
          <text:p text:style-name="P1"><text:span text:style-name="T3">oсновной то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025cm" svg:y1="14.4cm" svg:x2="7.65cm" svg:y2="11.625cm" draw:start-shape="id8" draw:start-glue-point="4" draw:end-shape="id15" draw:end-glue-point="3" svg:d="m7025 14400v-2775h625">
          <text:p/>
        </draw:connector>
        <draw:connector draw:style-name="gr3" draw:text-style-name="P1" draw:layer="layout" draw:line-skew="-1.776cm" svg:x1="12.737cm" svg:y1="6.6cm" svg:x2="9.612cm" svg:y2="10.625cm" draw:start-shape="id3" draw:end-shape="id15" draw:end-glue-point="0" svg:d="m12737 6600v220h-3125v3805">
          <text:p/>
        </draw:connector>
        <draw:connector draw:style-name="gr3" draw:text-style-name="P1" draw:layer="layout" draw:line-skew="0.041cm" svg:x1="3.025cm" svg:y1="7.7cm" svg:x2="15.162cm" svg:y2="10.4cm" draw:start-shape="id5" draw:start-glue-point="0" draw:end-shape="id10" draw:end-glue-point="0" svg:d="m3025 7700v-500h12137v3200">
          <text:p/>
        </draw:connector>
        <draw:custom-shape draw:style-name="gr16" draw:text-style-name="P6" draw:id="id1" draw:layer="layout" svg:width="3cm" svg:height="2cm" svg:x="2.2cm" svg:y="4.6cm">
          <text:p text:style-name="P6"><text:span text:style-name="T4">Разбиение</text:span></text:p>
          <text:p text:style-name="P6"><text:span text:style-name="T4">на кадры/</text:span></text:p>
          <text:p text:style-name="P6"><text:span text:style-name="T4">подкадр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id="id2" draw:layer="layout" svg:width="3.2cm" svg:height="2cm" svg:x="6.6cm" svg:y="4.6cm">
          <text:p text:style-name="P6"><text:span text:style-name="T4">Фильтр </text:span></text:p>
          <text:p text:style-name="P6"><text:span text:style-name="T4">предсказания</text:span></text:p>
          <text:p text:style-name="P6"><text:span text:style-name="T4"><text:s/></text:span><text:span text:style-name="T4">ошиб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id="id3" draw:layer="layout" svg:width="3.825cm" svg:height="2cm" svg:x="10.825cm" svg:y="4.6cm">
          <text:p text:style-name="P6"><text:span text:style-name="T4">Долгосрочный </text:span></text:p>
          <text:p text:style-name="P6"><text:span text:style-name="T4">LP-анали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id="id4" draw:layer="layout" svg:width="3.825cm" svg:height="2cm" svg:x="10.1cm" svg:y="7.8cm">
          <text:p text:style-name="P6"><text:span text:style-name="T4">Перцептуально</text:span></text:p>
          <text:p text:style-name="P6"><text:span text:style-name="T4">взвешивающий</text:span></text:p>
          <text:p text:style-name="P6"><text:span text:style-name="T4">фильт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id="id5" draw:layer="layout" svg:width="3.55cm" svg:height="2.2cm" svg:x="1.25cm" svg:y="7.7cm">
          <text:p text:style-name="P6"><text:span text:style-name="T4">Краткосрочный</text:span></text:p>
          <text:p text:style-name="P6"><text:span text:style-name="T4">LP-анали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id="id6" draw:layer="layout" svg:width="3.55cm" svg:height="2cm" svg:x="2.825cm" svg:y="12.075cm">
          <text:p text:style-name="P6"><text:span text:style-name="T4">Вычисление </text:span></text:p>
          <text:p text:style-name="P6"><text:span text:style-name="T4">Коэффициента</text:span></text:p>
          <text:p text:style-name="P6"><text:span text:style-name="T4">усил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19H07M33S</meta:editing-duration>
    <meta:editing-cycles>35</meta:editing-cycles>
    <meta:generator>OpenOffice.org/3.2$Win32 OpenOffice.org_project/320m12$Build-9483</meta:generator>
    <dc:date>2012-02-13T16:14:00.48</dc:date>
    <meta:document-statistic meta:object-count="41"/>
  </office:meta>
</office:document-meta>
</file>